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7e2" officeooo:paragraph-rsid="000417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O que é um repositório?</text:p>
      <text:p text:style-name="P1">2) Qual a diferença entre Git e GitHub?</text:p>
      <text:p text:style-name="P1">3) Por que utilizar controle de versão para os arquivos de um projeto de desenvolvimento de software?</text:p>
      <text:p text:style-name="P1">4) Quais as vantagens você enxerga no Git? Você utilizaria em seu projeto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3-03T08:32:34.172000000</dc:date>
    <meta:editing-duration>PT4M3S</meta:editing-duration>
    <meta:editing-cycles>3</meta:editing-cycles>
    <meta:document-statistic meta:table-count="0" meta:image-count="0" meta:object-count="0" meta:page-count="1" meta:paragraph-count="4" meta:word-count="44" meta:character-count="240" meta:non-whitespace-character-count="200"/>
  </office:meta>
</office:document-meta>
</file>